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omm pending task :</text:p>
      <text:p text:style-name="Standard"/>
      <text:p text:style-name="Standard">1.ipad on store</text:p>
      <text:list xml:id="list4882976561508506171" text:style-name="L1">
        <text:list-item>
          <text:p text:style-name="P1">iphone app icon change ..</text:p>
        </text:list-item>
        <text:list-item>
          <text:p text:style-name="P1">business listing database to be made 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2T12:43:00</meta:creation-date>
    <meta:document-statistic meta:table-count="0" meta:image-count="0" meta:object-count="0" meta:page-count="1" meta:paragraph-count="4" meta:word-count="21" meta:character-count="104"/>
    <dc:date>2012-08-22T12:45:32</dc:date>
    <meta:editing-duration>PT2M32S</meta:editing-duration>
    <meta:editing-cycles>1</meta:editing-cycles>
    <meta:generator>OpenOffice.org/3.4$Unix OpenOffice.org_project/340m1$Build-9590</meta:generator>
  </office:meta>
</office:document-meta>
</file>